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Row1, Col1</text:p>
          </table:table-cell>
          <table:table-cell table:style-name="Table1.B1" office:value-type="string">
            <text:p text:style-name="Table_20_Contents">Row1, Col2</text:p>
          </table:table-cell>
        </table:table-row>
        <table:table-row>
          <table:table-cell table:style-name="Table1.A2" office:value-type="string">
            <text:p text:style-name="Table_20_Contents">Row2, Col1</text:p>
          </table:table-cell>
          <table:table-cell table:style-name="Table1.B2" office:value-type="string">
            <text:p text:style-name="Table_20_Contents">Row2, Col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aniel Holmlund</meta:initial-creator>
    <meta:creation-date>2008-05-02T16:52:41</meta:creation-date>
    <dc:creator>Daniel Holmlund</dc:creator>
    <dc:date>2008-05-02T16:56:57</dc:date>
    <meta:editing-cycles>1</meta:editing-cycles>
    <meta:editing-duration>PT4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8" meta:character-count="40"/>
  </office:meta>
</office:document-meta>
</file>